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3" style:family="paragraph"/>
    <style:style style:name="P24" style:parent-style-name="ListParagraph" style:list-style-name="LFO3" style:family="paragraph"/>
    <style:style style:name="P25" style:parent-style-name="ListParagraph" style:list-style-name="LFO3" style:family="paragraph"/>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name="P29" style:parent-style-name="ListParagraph" style:list-style-name="LFO2" style:family="paragraph"/>
    <style:style style:name="P30" style:parent-style-name="ListParagraph" style:list-style-name="LFO2" style:family="paragraph"/>
    <style:style style:name="T31" style:parent-style-name="DefaultParagraphFont" style:family="text">
      <style:text-properties fo:font-style="italic" style:font-style-asian="italic"/>
    </style:style>
    <style:style style:name="P32" style:parent-style-name="ListParagraph" style:list-style-name="LFO2" style:family="paragraph"/>
    <style:style style:name="P33" style:parent-style-name="ListParagraph" style:list-style-name="LFO2" style:family="paragraph"/>
    <style:style style:name="P34" style:parent-style-name="ListParagraph" style:list-style-name="LFO2" style:family="paragraph"/>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P43" style:parent-style-name="ListParagraph" style:list-style-name="LFO4" style:family="paragraph"/>
    <style:style style:name="P44" style:parent-style-name="ListParagraph" style:list-style-name="LFO4" style:family="paragraph"/>
    <style:style style:name="P45" style:parent-style-name="ListParagraph" style:list-style-name="LFO4" style:family="paragraph"/>
    <style:style style:name="P46" style:parent-style-name="ListParagraph" style:list-style-name="LFO4" style:family="paragraph"/>
    <style:style style:name="P47" style:parent-style-name="ListParagraph" style:list-style-name="LFO4" style:family="paragraph"/>
    <style:style style:name="T48" style:parent-style-name="DefaultParagraphFont" style:family="text">
      <style:text-properties fo:font-weight="bold" style:font-weight-asian="bold"/>
    </style:style>
    <style:style style:name="P49" style:parent-style-name="ListParagraph" style:list-style-name="LFO4" style:family="paragraph"/>
    <style:style style:name="P50" style:parent-style-name="ListParagraph" style:list-style-name="LFO4" style:family="paragraph"/>
    <style:style style:name="P51" style:parent-style-name="ListParagraph" style:list-style-name="LFO4" style:family="paragraph"/>
    <style:style style:name="P52" style:parent-style-name="ListParagraph" style:list-style-name="LFO4" style:family="paragraph"/>
    <style:style style:name="P53" style:parent-style-name="ListParagraph" style:list-style-name="LFO4" style:family="paragraph"/>
    <style:style style:name="P54" style:parent-style-name="ListParagraph" style:list-style-name="LFO4" style:family="paragraph"/>
    <style:style style:name="P55" style:parent-style-name="ListParagraph" style:list-style-name="LFO4" style:family="paragraph"/>
    <style:style style:name="P56" style:parent-style-name="ListParagraph" style:list-style-name="LFO4" style:family="paragraph"/>
    <style:style style:name="P57" style:parent-style-name="ListParagraph" style:list-style-name="LFO5" style:family="paragraph"/>
    <style:style style:name="P58" style:parent-style-name="ListParagraph" style:list-style-name="LFO5" style:family="paragraph"/>
    <style:style style:name="P59" style:parent-style-name="ListParagraph" style:list-style-name="LFO5" style:family="paragraph"/>
    <style:style style:name="P60" style:parent-style-name="ListParagraph" style:list-style-name="LFO5" style:family="paragraph"/>
    <style:style style:name="P61" style:parent-style-name="ListParagraph" style:list-style-name="LFO5" style:family="paragraph"/>
    <style:style style:name="P62" style:parent-style-name="ListParagraph" style:list-style-name="LFO5" style:family="paragraph"/>
    <style:style style:name="P63" style:parent-style-name="ListParagraph" style:list-style-name="LFO5" style:family="paragraph"/>
    <style:style style:name="P64" style:parent-style-name="ListParagraph" style:list-style-name="LFO5" style:family="paragraph"/>
    <style:style style:name="P65" style:parent-style-name="ListParagraph" style:list-style-name="LFO5" style:family="paragraph"/>
    <style:style style:name="P66" style:parent-style-name="ListParagraph" style:list-style-name="LFO5" style:family="paragraph"/>
    <style:style style:name="P67" style:parent-style-name="ListParagraph" style:list-style-name="LFO5" style:family="paragraph"/>
    <style:style style:name="P68" style:parent-style-name="ListParagraph" style:list-style-name="LFO5" style:family="paragraph"/>
    <style:style style:name="P69" style:parent-style-name="ListParagraph" style:list-style-name="LFO5" style:family="paragraph"/>
    <style:style style:name="P70" style:parent-style-name="ListParagraph" style:list-style-name="LFO5" style:family="paragraph"/>
    <style:style style:name="P71" style:parent-style-name="ListParagraph" style:list-style-name="LFO5" style:family="paragraph"/>
    <style:style style:name="P72" style:parent-style-name="ListParagraph" style:list-style-name="LFO6" style:family="paragraph"/>
    <style:style style:name="P73" style:parent-style-name="ListParagraph" style:list-style-name="LFO6" style:family="paragraph"/>
    <style:style style:name="P74" style:parent-style-name="ListParagraph" style:list-style-name="LFO6" style:family="paragraph"/>
    <style:style style:name="P75" style:parent-style-name="ListParagraph" style:list-style-name="LFO6" style:family="paragraph"/>
    <style:style style:name="P76" style:parent-style-name="ListParagraph" style:list-style-name="LFO6" style:family="paragraph"/>
    <style:style style:name="P77" style:parent-style-name="ListParagraph" style:list-style-name="LFO6" style:family="paragraph"/>
    <style:style style:name="P78" style:parent-style-name="ListParagraph" style:list-style-name="LFO6" style:family="paragraph"/>
    <style:style style:name="P79" style:parent-style-name="ListParagraph" style:list-style-name="LFO6" style:family="paragraph"/>
    <style:style style:name="T80" style:parent-style-name="DefaultParagraphFont" style:family="text">
      <style:text-properties fo:font-style="italic" style:font-style-asian="italic"/>
    </style:style>
    <style:style style:name="P81" style:parent-style-name="ListParagraph" style:list-style-name="LFO6" style:family="paragraph"/>
    <style:style style:name="P82" style:parent-style-name="ListParagraph" style:list-style-name="LFO7" style:family="paragraph"/>
    <style:style style:name="P83" style:parent-style-name="ListParagraph" style:list-style-name="LFO7" style:family="paragraph"/>
    <style:style style:name="P84" style:parent-style-name="ListParagraph" style:list-style-name="LFO7" style:family="paragraph"/>
    <style:style style:name="P85" style:parent-style-name="ListParagraph" style:list-style-name="LFO7" style:family="paragraph"/>
  </office:automatic-styles>
  <office:body>
    <office:text text:use-soft-page-breaks="true">
      <text:p text:style-name="P1">2014-10-27 meeting with client</text:p>
      <text:list text:style-name="LFO1" text:continue-numbering="true">
        <text:list-item>
          <text:p text:style-name="P2">Enter tutor tutee pairs</text:p>
          <text:list text:continue-numbering="true">
            <text:list-item>
              <text:p text:style-name="P3">Make a class Pair?</text:p>
            </text:list-item>
          </text:list>
        </text:list-item>
        <text:list-item>
          <text:p text:style-name="P4">Option for multiple of tutor or tutee per person</text:p>
        </text:list-item>
        <text:list-item>
          <text:p text:style-name="P5">Pulls up all pairs that should be there on a day</text:p>
          <text:list text:continue-numbering="true">
            <text:list-item>
              <text:p text:style-name="P6">Attendance</text:p>
            </text:list-item>
            <text:list-item>
              <text:p text:style-name="P7">Database for how many hours a tutee has</text:p>
            </text:list-item>
          </text:list>
        </text:list-item>
        <text:list-item>
          <text:p text:style-name="P8">Option to delete a pair</text:p>
        </text:list-item>
        <text:list-item>
          <text:p text:style-name="P9">Database for tutor and tutees – store in a text file?</text:p>
          <text:list text:continue-numbering="true">
            <text:list-item>
              <text:p text:style-name="P10">Tutor</text:p>
              <text:list text:continue-numbering="true">
                <text:list-item>
                  <text:p text:style-name="P11">Name</text:p>
                </text:list-item>
                <text:list-item>
                  <text:p text:style-name="P12">Subject(s)</text:p>
                </text:list-item>
                <text:list-item>
                  <text:p text:style-name="P13">Days</text:p>
                </text:list-item>
                <text:list-item>
                  <text:p text:style-name="P14">Email?</text:p>
                </text:list-item>
                <text:list-item>
                  <text:p text:style-name="P15">Record of hours</text:p>
                </text:list-item>
              </text:list>
            </text:list-item>
            <text:list-item>
              <text:p text:style-name="P16">Tutee</text:p>
            </text:list-item>
          </text:list>
        </text:list-item>
        <text:list-item>
          <text:p text:style-name="P17">Searching function</text:p>
        </text:list-item>
        <text:list-item>
          <text:p text:style-name="P18">Names in alphabetical order</text:p>
        </text:list-item>
        <text:list-item>
          <text:p text:style-name="P19">Concerns</text:p>
          <text:list text:continue-numbering="true">
            <text:list-item>
              <text:p text:style-name="P20">How to insert data into database at first usage?</text:p>
              <text:list text:continue-numbering="true">
                <text:list-item>
                  <text:p text:style-name="P21">Can’t think of ways that aren’t tedious</text:p>
                </text:list-item>
              </text:list>
            </text:list-item>
            <text:list-item>
              <text:p text:style-name="P22">How to store data? In text file?</text:p>
            </text:list-item>
          </text:list>
        </text:list-item>
      </text:list>
      <text:p text:style-name="Normal">2014-10-31 initial meeting with CS teacher</text:p>
      <text:list text:style-name="LFO3" text:continue-numbering="true">
        <text:list-item>
          <text:p text:style-name="P23">What happened to the previous programs written for peer tutoring?</text:p>
        </text:list-item>
        <text:list-item>
          <text:p text:style-name="P24">Do the coordinators have a computer they can use at every session?</text:p>
        </text:list-item>
        <text:list-item>
          <text:p text:style-name="P25">Attendance recording is for volunteer hours</text:p>
        </text:list-item>
        <text:list-item>
          <text:p text:style-name="P26">Everything specified that the solution needs to accomplish can be done with an excel file!</text:p>
          <text:list text:continue-numbering="true">
            <text:list-item>
              <text:p text:style-name="P27">What does using CS offer?</text:p>
            </text:list-item>
          </text:list>
        </text:list-item>
        <text:list-item>
          <text:p text:style-name="P28">How many tutors and tutees?</text:p>
        </text:list-item>
      </text:list>
      <text:p text:style-name="Normal"/>
      <text:p text:style-name="Normal">2014-11-09 Talk with client</text:p>
      <text:list text:style-name="LFO2" text:continue-numbering="true">
        <text:list-item>
          <text:p text:style-name="P29">Previous program don’t work AT ALL?</text:p>
        </text:list-item>
        <text:list-item>
          <text:p text:style-name="P30">Coordinators have a laptop that they can use, but they<text:s/><text:span text:style-name="T31">don’t</text:span><text:s/>use it because the peer tutoring room doesn’t have wifi, and the current database is stored on a Google Spreadsheet (on Google Drive). Currently the coordinators use data on their phones to access the spreadsheet.</text:p>
        </text:list-item>
        <text:list-item>
          <text:p text:style-name="P32">Once a tutor or tutee is absent 3 times, make a prompt if the end-user would like to terminate the pair.</text:p>
        </text:list-item>
        <text:list-item>
          <text:p text:style-name="P33">Print out the sheets that are sent to the tutors and tutees when a pair is made</text:p>
          <text:list text:continue-numbering="true">
            <text:list-item>
              <text:p text:style-name="P34">eg. Bob Smith</text:p>
            </text:list-item>
            <text:list-item>
              <text:p text:style-name="P35"><text:s text:c="6"/>homeroom teacher: Ms. Jackson</text:p>
            </text:list-item>
            <text:list-item>
              <text:p text:style-name="P36"><text:s text:c="6"/>Your tutor for gr.9 math and gr.9 science will be Mary Lee</text:p>
            </text:list-item>
            <text:list-item>
              <text:p text:style-name="P37"><text:s text:c="6"/>You will meet on Mondays and Wednesdays</text:p>
            </text:list-item>
          </text:list>
        </text:list-item>
        <text:list-item>
          <text:p text:style-name="P38">To fit with the idea of putting the database on the cloud, after the database is written back onto a text file on the laptop, it can be transferred to a USB and uploaded to a dropbox when the coordinator gets home?</text:p>
        </text:list-item>
        <text:list-item>
          <text:p text:style-name="P39">114 tutors + tutees, “bound to be more” (usually 2-10 new pairs a week)</text:p>
        </text:list-item>
        <text:list-item>
          <text:p text:style-name="P40">I think I will need to take a look at their spreadsheet. Maybe I’ll drop in on peer tutoring one day and see how everything works.</text:p>
        </text:list-item>
        <text:list-item>
          <text:p text:style-name="P41">I think that if the program sees a possible pair that isn’t a pair, it should alert the coordinator.</text:p>
        </text:list-item>
        <text:list-item>
          <text:p text:style-name="P42">The tutors and tutees can just walk in on any day and sign in on the program (type their name). If there is any ambiguity as to who the person is, the program can make further inquiries.</text:p>
        </text:list-item>
      </text:list>
      <text:p text:style-name="Normal"/>
      <text:p text:style-name="Normal">2014-11-17 meeting with CS teacher</text:p>
      <text:list text:style-name="LFO4" text:continue-numbering="true">
        <text:list-item>
          <text:p text:style-name="P43">Should get coordinators to demonstrate previous program</text:p>
          <text:list text:continue-numbering="true">
            <text:list-item>
              <text:p text:style-name="P44">Whose laptop is it?</text:p>
            </text:list-item>
          </text:list>
        </text:list-item>
        <text:list-item>
          <text:p text:style-name="P45">A tutor can be no-show for 3 weeks in a row? Astonishing! (maybe I misinterpreted)</text:p>
        </text:list-item>
        <text:list-item>
          <text:p text:style-name="P46">Maybe solution can email notifications as well as the printed notification</text:p>
        </text:list-item>
        <text:list-item>
          <text:p text:style-name="P47"><text:span text:style-name="T48">]</text:span>How many tutees and tutors speicically? (each)</text:p>
        </text:list-item>
        <text:list-item>
          <text:p text:style-name="P49">How many coordinators? Should talk to other coordinators</text:p>
          <text:list text:continue-numbering="true">
            <text:list-item>
              <text:p text:style-name="P50">What do they think about CS solution</text:p>
            </text:list-item>
          </text:list>
        </text:list-item>
        <text:list-item>
          <text:p text:style-name="P51">How are they recording attendance?</text:p>
          <text:list text:continue-numbering="true">
            <text:list-item>
              <text:p text:style-name="P52">Tally? Calendar?</text:p>
            </text:list-item>
          </text:list>
        </text:list-item>
        <text:list-item>
          <text:p text:style-name="P53">Pairing algorithm (for most efficient pairings) could be complex?</text:p>
          <text:list text:continue-numbering="true">
            <text:list-item>
              <text:p text:style-name="P54">Maybe, maybe not (due to limited tutors and tutees)</text:p>
            </text:list-item>
          </text:list>
        </text:list-item>
        <text:list-item>
          <text:p text:style-name="P55">Should do some brainstorming, blue sky (clear the drawing board) thinking</text:p>
        </text:list-item>
        <text:list-item>
          <text:p text:style-name="P56">Applet? -&gt; complex, annoying?</text:p>
        </text:list-item>
      </text:list>
      <text:p text:style-name="Normal"/>
      <text:p text:style-name="Normal">2014-11-18 brainstorming with coordinators</text:p>
      <text:list text:style-name="LFO5" text:continue-numbering="true">
        <text:list-item>
          <text:p text:style-name="P57">Online registrations</text:p>
          <text:list text:continue-numbering="true">
            <text:list-item>
              <text:p text:style-name="P58">Can’t this be easily abused? (not secure??)</text:p>
            </text:list-item>
          </text:list>
        </text:list-item>
        <text:list-item>
          <text:p text:style-name="P59">Automatic email notification when making a new pair</text:p>
        </text:list-item>
        <text:list-item>
          <text:p text:style-name="P60">Send attendance warning to tutor or tutee (email/print)</text:p>
        </text:list-item>
        <text:list-item>
          <text:p text:style-name="P61">School’s laptop</text:p>
        </text:list-item>
        <text:list-item>
          <text:p text:style-name="P62">This is true. The coordinators wanted to be stricter but Mr. Burstein (supervisor) suggested more leniency.</text:p>
        </text:list-item>
        <text:list-item>
          <text:p text:style-name="P63">Around 150 of each, give or take a few to make 250 total paired AND unpaired people.</text:p>
          <text:list text:continue-numbering="true">
            <text:list-item>
              <text:p text:style-name="P64">lots of unpaired tutees</text:p>
            </text:list-item>
          </text:list>
        </text:list-item>
        <text:list-item>
          <text:p text:style-name="P65">There are 10 coordinators, client will talk to other coordinators and inform them of CS solution.</text:p>
        </text:list-item>
        <text:list-item>
          <text:p text:style-name="P66">Currently record attendance by tally. Implementing by calendar can work and could possibly be better (for the 3 absents in a row).</text:p>
        </text:list-item>
        <text:list-item>
          <text:p text:style-name="P67">Currently all pairing is done manually.</text:p>
          <text:list text:continue-numbering="true">
            <text:list-item>
              <text:p text:style-name="P68">Only thing seems to be that the coordinators like to “save” a tutor that is willing to tutor many subjects as a sort of reserve or backup.</text:p>
            </text:list-item>
            <text:list-item>
              <text:p text:style-name="P69">I think they use a binder of all tutors and tutees</text:p>
            </text:list-item>
          </text:list>
        </text:list-item>
        <text:list-item>
          <text:p text:style-name="P70">Best not to split up a pair once it is already formed</text:p>
        </text:list-item>
        <text:list-item>
          <text:p text:style-name="P71">Display possible pairings so coordinators can choose?</text:p>
        </text:list-item>
      </text:list>
      <text:p text:style-name="Normal"/>
      <text:p text:style-name="Normal">2014-11-21 meeting with CS teacher</text:p>
      <text:list text:style-name="LFO6" text:continue-numbering="true">
        <text:list-item>
          <text:p text:style-name="P72">Will use an applet online to gather registration data.</text:p>
          <text:list text:continue-numbering="true">
            <text:list-item>
              <text:p text:style-name="P73">Applet accessible through school website?</text:p>
            </text:list-item>
            <text:list-item>
              <text:p text:style-name="P74">Put registration data onto text file</text:p>
            </text:list-item>
            <text:list-item>
              <text:p text:style-name="P75">The online component is ONLY for registration of tutors and tutees</text:p>
              <text:list text:continue-numbering="true">
                <text:list-item>
                  <text:p text:style-name="P76">Separate java program will work with the text file</text:p>
                </text:list-item>
              </text:list>
            </text:list-item>
            <text:list-item>
              <text:p text:style-name="P77">The separate java program will filter out “bogus” and invalid information</text:p>
              <text:list text:continue-numbering="true">
                <text:list-item>
                  <text:p text:style-name="P78">Maybe check using a list of student numbers</text:p>
                </text:list-item>
              </text:list>
            </text:list-item>
            <text:list-item>
              <text:p text:style-name="P79">Invalid registrations shouldn’t be a very large problem because there is<text:s/><text:span text:style-name="T80">no point</text:span><text:s/>in misusing the program.</text:p>
            </text:list-item>
          </text:list>
        </text:list-item>
        <text:list-item>
          <text:p text:style-name="P81">Need to write out the coordinators’ CURRENT matching algorithm (as defined on 2014-11-18) “in English”</text:p>
        </text:list-item>
      </text:list>
      <text:p text:style-name="Normal"/>
      <text:p text:style-name="Normal">2015-02-15 meeting with client about final product</text:p>
      <text:list text:style-name="LFO7" text:continue-numbering="true">
        <text:list-item>
          <text:p text:style-name="P82">Would prefer GUI</text:p>
        </text:list-item>
        <text:list-item>
          <text:p text:style-name="P83">Good functionality<text:s/>of pairing and signing in, saves time</text:p>
        </text:list-item>
        <text:list-item>
          <text:p text:style-name="P84">Maybe sign in with name</text:p>
        </text:list-item>
        <text:list-item>
          <text:p text:style-name="P85">Network functionalit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alibri" style:font-name-asian="SimSun" style:font-name-complex="Times New Roman" style:letter-kerning="true" style:language-asian="zh" style:country-asian="C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y wen</meta:initial-creator>
    <dc:creator>lucy wen</dc:creator>
    <meta:creation-date>2015-02-25T08:29:00Z</meta:creation-date>
    <dc:date>2015-02-25T08:29:00Z</dc:date>
    <meta:template xlink:href="Normal.dotm" xlink:type="simple"/>
    <meta:editing-cycles>2</meta:editing-cycles>
    <meta:editing-duration>PT60S</meta:editing-duration>
    <meta:document-statistic meta:page-count="3" meta:paragraph-count="9" meta:word-count="713" meta:character-count="4774" meta:row-count="33" meta:non-whitespace-character-count="4070"/>
  </office:meta>
</office:document-meta>
</file>